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automatic-styles>
    <style:style style:name="P1" style:family="paragraph" style:parent-style-name="Standard">
      <style:text-properties officeooo:rsid="0019e4c7" officeooo:paragraph-rsid="0019e4c7"/>
    </style:style>
    <style:style style:name="P2" style:family="paragraph" style:parent-style-name="Standard">
      <style:text-properties officeooo:rsid="0019e4c7" officeooo:paragraph-rsid="001a15dc"/>
    </style:style>
    <style:style style:name="P3" style:family="paragraph" style:parent-style-name="Standard">
      <style:text-properties officeooo:rsid="0019e4c7" officeooo:paragraph-rsid="001ad3eb"/>
    </style:style>
    <style:style style:name="P4" style:family="paragraph" style:parent-style-name="Standard">
      <style:text-properties officeooo:rsid="0019e4c7" officeooo:paragraph-rsid="00200eeb"/>
    </style:style>
    <style:style style:name="P5" style:family="paragraph" style:parent-style-name="Standard">
      <style:text-properties officeooo:rsid="0019f449" officeooo:paragraph-rsid="0019f449"/>
    </style:style>
    <style:style style:name="P6" style:family="paragraph" style:parent-style-name="Standard">
      <style:text-properties officeooo:rsid="00222f14" officeooo:paragraph-rsid="00222f14"/>
    </style:style>
    <style:style style:name="P7" style:family="paragraph" style:parent-style-name="Standard">
      <style:text-properties officeooo:rsid="0023abf7" officeooo:paragraph-rsid="0023abf7"/>
    </style:style>
    <style:style style:name="P8" style:family="paragraph" style:parent-style-name="Standard">
      <style:text-properties officeooo:rsid="0023abf7" officeooo:paragraph-rsid="0026f867"/>
    </style:style>
    <style:style style:name="P9" style:family="paragraph" style:parent-style-name="Standard">
      <style:text-properties officeooo:rsid="0026398d" officeooo:paragraph-rsid="0026398d"/>
    </style:style>
    <style:style style:name="P10" style:family="paragraph" style:parent-style-name="Standard">
      <style:text-properties officeooo:rsid="0019e4c7" officeooo:paragraph-rsid="002489a7"/>
    </style:style>
    <style:style style:name="P11" style:family="paragraph" style:parent-style-name="Standard">
      <style:text-properties officeooo:rsid="0019e4c7" officeooo:paragraph-rsid="002c313e"/>
    </style:style>
    <style:style style:name="P12" style:family="paragraph" style:parent-style-name="Standard">
      <style:text-properties officeooo:rsid="0019e4c7" officeooo:paragraph-rsid="002d4aee"/>
    </style:style>
    <style:style style:name="P13" style:family="paragraph" style:parent-style-name="Standard">
      <style:text-properties officeooo:rsid="0019e4c7" officeooo:paragraph-rsid="002eaaff"/>
    </style:style>
    <style:style style:name="P14" style:family="paragraph" style:parent-style-name="Standard">
      <style:text-properties officeooo:rsid="0019e4c7" officeooo:paragraph-rsid="0030e09e"/>
    </style:style>
    <style:style style:name="P15" style:family="paragraph" style:parent-style-name="Standard">
      <style:text-properties officeooo:rsid="0019e4c7" officeooo:paragraph-rsid="00321343"/>
    </style:style>
    <style:style style:name="P16" style:family="paragraph" style:parent-style-name="Standard">
      <style:text-properties officeooo:rsid="002eaaff" officeooo:paragraph-rsid="002eaaff"/>
    </style:style>
    <style:style style:name="P17" style:family="paragraph" style:parent-style-name="Standard">
      <style:text-properties officeooo:rsid="0023abf7" officeooo:paragraph-rsid="0026f867"/>
    </style:style>
    <style:style style:name="P18" style:family="paragraph" style:parent-style-name="Standard">
      <style:text-properties officeooo:rsid="0023abf7" officeooo:paragraph-rsid="0023abf7"/>
    </style:style>
    <style:style style:name="P19" style:family="paragraph" style:parent-style-name="Standard">
      <style:text-properties officeooo:rsid="00321343" officeooo:paragraph-rsid="00321343"/>
    </style:style>
    <style:style style:name="P20" style:family="paragraph" style:parent-style-name="Standard">
      <style:text-properties fo:font-variant="normal" fo:text-transform="none" fo:color="#e7e5e2" loext:opacity="100%" style:font-name="SFMono-Regular" fo:font-size="9pt" fo:letter-spacing="normal" fo:font-style="normal" fo:font-weight="normal" officeooo:rsid="0019e4c7" officeooo:paragraph-rsid="002d4aee" fo:background-color="#2e3d00" loext:padding="0cm" loext:border="none"/>
    </style:style>
    <style:style style:name="P21" style:family="paragraph" style:parent-style-name="Standard">
      <style:text-properties officeooo:paragraph-rsid="00330c05"/>
    </style:style>
    <style:style style:name="P22" style:family="paragraph" style:parent-style-name="Text_20_body">
      <style:text-properties officeooo:paragraph-rsid="00330c05"/>
    </style:style>
    <style:style style:name="P23" style:family="paragraph" style:parent-style-name="Text_20_body">
      <style:text-properties officeooo:paragraph-rsid="0033a7c2"/>
    </style:style>
    <style:style style:name="T1" style:family="text">
      <style:text-properties officeooo:rsid="0019e4c7"/>
    </style:style>
    <style:style style:name="T2" style:family="text">
      <style:text-properties officeooo:rsid="001a15dc"/>
    </style:style>
    <style:style style:name="T3" style:family="text">
      <style:text-properties officeooo:rsid="001ad3eb"/>
    </style:style>
    <style:style style:name="T4" style:family="text">
      <style:text-properties officeooo:rsid="001c3cee"/>
    </style:style>
    <style:style style:name="T5" style:family="text">
      <style:text-properties officeooo:rsid="00232442"/>
    </style:style>
    <style:style style:name="T6" style:family="text">
      <style:text-properties officeooo:rsid="002489a7"/>
    </style:style>
    <style:style style:name="T7" style:family="text">
      <style:text-properties officeooo:rsid="0026398d"/>
    </style:style>
    <style:style style:name="T8" style:family="text">
      <style:text-properties officeooo:rsid="0026f867"/>
    </style:style>
    <style:style style:name="T9" style:family="text">
      <style:text-properties officeooo:rsid="00222f14"/>
    </style:style>
    <style:style style:name="T10" style:family="text">
      <style:text-properties officeooo:rsid="002d4aee"/>
    </style:style>
    <style:style style:name="T11" style:family="text">
      <style:text-properties officeooo:rsid="0030e09e"/>
    </style:style>
    <style:style style:name="T12" style:family="text">
      <style:text-properties fo:color="#7ba6ca" loext:opacity="100%"/>
    </style:style>
    <style:style style:name="T13" style:family="text">
      <style:text-properties officeooo:rsid="00330c05"/>
    </style:style>
    <style:style style:name="T14" style:family="text">
      <style:text-properties officeooo:rsid="0033a7c2"/>
    </style:style>
    <style:style style:name="T15" style:family="text">
      <style:text-properties fo:color="#dcdcaa" loext:opacity="100%"/>
    </style:style>
    <style:style style:name="T16" style:family="text">
      <style:text-properties fo:color="#ce9178" loext:opacity="100%"/>
    </style:style>
    <style:style style:name="T17" style:family="text">
      <style:text-properties fo:color="#d7ba7d" loext:opacity="100%"/>
    </style:style>
    <style:style style:name="T18" style:family="text">
      <style:text-properties fo:color="#569cd6" loext:opacity="100%"/>
    </style:style>
    <style:style style:name="T19" style:family="text">
      <style:text-properties fo:color="#9cdcf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ANNEL NAME → law-channel</text:p>
      <text:p text:style-name="P1"/>
      <text:p text:style-name="P1">ORG1 → COLLECTINGOFFICER</text:p>
      <text:p text:style-name="P1">Org1 → CollectingOfficer</text:p>
      <text:p text:style-name="P1">org1 → collectingofficer</text:p>
      <text:p text:style-name="P6">PORT → 7051, <text:span text:style-name="T6">7052</text:span></text:p>
      <text:p text:style-name="P1"/>
      <text:p text:style-name="P1">ORG2 → EVIDENCECUSTODIAN</text:p>
      <text:p text:style-name="P1">Org2 → EvidenceCustodian</text:p>
      <text:p text:style-name="P1">org2 → evidencecustodian</text:p>
      <text:p text:style-name="P6">PORT → 9051, <text:span text:style-name="T6">9052</text:span></text:p>
      <text:p text:style-name="P1"/>
      <text:p text:style-name="P3">ORG<text:span text:style-name="T2">3</text:span> → <text:span text:style-name="T2">FORENCSICANALYST</text:span></text:p>
      <text:p text:style-name="P2">Org<text:span text:style-name="T4">3</text:span> → <text:span text:style-name="T2">ForensicAnalyst</text:span></text:p>
      <text:p text:style-name="P2">org<text:span text:style-name="T4">3</text:span> → <text:span text:style-name="T2">forensicanalyst</text:span></text:p>
      <text:p text:style-name="P6">PORT → 11051, <text:span text:style-name="T6">11052</text:span></text:p>
      <text:p text:style-name="P1"/>
      <text:p text:style-name="P3">ORG<text:span text:style-name="T3">4</text:span> → <text:span text:style-name="T3">PROSECUTOR</text:span></text:p>
      <text:p text:style-name="P3">Org<text:span text:style-name="T4">4</text:span> → <text:span text:style-name="T3">Prosecutor</text:span></text:p>
      <text:p text:style-name="P3">org<text:span text:style-name="T4">4</text:span> → <text:span text:style-name="T3">prosecutor</text:span></text:p>
      <text:p text:style-name="P6">PORT<text:span text:style-name="T5">S</text:span> → 13051, <text:span text:style-name="T5">13052</text:span></text:p>
      <text:p text:style-name="P3"/>
      <text:p text:style-name="P3">ORG<text:span text:style-name="T3">5</text:span> → <text:span text:style-name="T7">COURTROOMPERSONNEL</text:span></text:p>
      <text:p text:style-name="P3">Org<text:span text:style-name="T4">5</text:span> → <text:span text:style-name="T7">CourtroomPersonnel</text:span></text:p>
      <text:p text:style-name="P3">org<text:span text:style-name="T4">5</text:span> → <text:span text:style-name="T7">courtroompersonnel</text:span></text:p>
      <text:p text:style-name="P9">PORTS → 15051, 15052</text:p>
      <text:p text:style-name="P4"/>
      <text:p text:style-name="P4">------------------------------------------------------------------------------------------------------------------------</text:p>
      <text:p text:style-name="P4"/>
      <text:p text:style-name="P7">COMMANDS</text:p>
      <text:p text:style-name="P15"/>
      <text:p text:style-name="P15">./network.sh <text:span text:style-name="T6">down </text:span></text:p>
      <text:p text:style-name="P19">&amp;&amp; </text:p>
      <text:p text:style-name="P4">./network.sh up createChannel -c law-channel</text:p>
      <text:p text:style-name="P16">&amp;&amp; </text:p>
      <text:p text:style-name="P7">cd ./addForensicAnalyst/</text:p>
      <text:p text:style-name="P16">&amp;&amp; </text:p>
      <text:p text:style-name="P7">./addForensicAnalyst.<text:span text:style-name="T10">sh</text:span> up <text:span text:style-name="T1">-c law-channel</text:span></text:p>
      <text:p text:style-name="P16">&amp;&amp; </text:p>
      <text:p text:style-name="P7">cd ../addProsecutor/</text:p>
      <text:p text:style-name="P16">&amp;&amp; </text:p>
      <text:p text:style-name="P7">./addProsecutor.<text:span text:style-name="T10">sh</text:span> up <text:span text:style-name="T1">-c law-channel</text:span></text:p>
      <text:p text:style-name="P16">&amp;&amp; </text:p>
      <text:p text:style-name="P8">cd ../add<text:span text:style-name="T8">CourtroomPersonnel</text:span>/</text:p>
      <text:p text:style-name="P16">&amp;&amp; </text:p>
      <text:p text:style-name="P8">./add<text:span text:style-name="T8">CourtroomPersonnel.</text:span><text:span text:style-name="T10">sh</text:span><text:span text:style-name="T8"> </text:span>up <text:span text:style-name="T1">-c law-channel </text:span></text:p>
      <text:p text:style-name="P16">&amp;&amp; </text:p>
      <text:p text:style-name="P16">cd .. </text:p>
      <text:p text:style-name="P16">&amp;&amp; </text:p>
      <text:p text:style-name="P16">./network.sh deployCC -ccn basic -ccp ../asset-transfer-basic/chaincode-javascript/ -ccl javascript </text:p>
      <text:p text:style-name="P13">------------------------------------------------------------------------------------------------------------------------</text:p>
      <text:p text:style-name="P16"/>
      <text:p text:style-name="P10"><text:soft-page-break/>./network.sh <text:span text:style-name="T6">down</text:span></text:p>
      <text:p text:style-name="P10"/>
      <text:p text:style-name="P11">------------------------------------------------------------------------------------------------------------------------</text:p>
      <text:p text:style-name="P11"/>
      <text:p text:style-name="P11"/>
      <text:p text:style-name="P10">export CORE_PEER_TLS_ENABLED=true</text:p>
      <text:p text:style-name="P14">export CORE_PEER_LOCALMSPID="CollectingOfficerMSP"</text:p>
      <text:p text:style-name="P15">export CORE_PEER_TLS_ROOTCERT_FILE=${PWD}/organizations/peerOrganizations/collectingofficer.example.com/peers/peer0.collectingofficer.example.com/tls/ca.crt</text:p>
      <text:p text:style-name="P14">export CORE_PEER_MSPCONFIGPATH=${PWD}/organizations/peerOrganizations/collectingofficer.example.com/users/Admin@collectingofficer.example.com/msp</text:p>
      <text:p text:style-name="P11">export CORE_PEER_ADDRESS=localhost:<text:span text:style-name="T11">7</text:span><text:span text:style-name="T9">051</text:span></text:p>
      <text:p text:style-name="P11"/>
      <text:p text:style-name="P12">------------------------------------------------------------------------------------------------------------------------</text:p>
      <text:p text:style-name="P20"><text:span text:style-name="T12"/></text:p>
      <text:p text:style-name="P20"/>
      <text:p text:style-name="P21"/>
      <text:p text:style-name="Standard">peer chaincode invoke \</text:p>
      <text:p text:style-name="Standard">-o localhost:7050 \</text:p>
      <text:p text:style-name="Standard">--ordererTLSHostnameOverride orderer.example.com \</text:p>
      <text:p text:style-name="Standard">--tls \</text:p>
      <text:p text:style-name="Standard">--cafile "${PWD}/organizations/ordererOrganizations/example.com/orderers/orderer.example.com/msp/tlscacerts/tlsca.example.com-cert.pem" \</text:p>
      <text:p text:style-name="Standard">-C law-channel \</text:p>
      <text:p text:style-name="Standard">-n basic \</text:p>
      <text:p text:style-name="Standard">--peerAddresses localhost:7051 \</text:p>
      <text:p text:style-name="Standard">--tlsRootCertFiles "${PWD}/organizations/peerOrganizations/collectingofficer.example.com/peers/peer0.collectingofficer.example.com/tls/ca.crt" \</text:p>
      <text:p text:style-name="Standard">--peerAddresses localhost:9051 \</text:p>
      <text:p text:style-name="Standard">--tlsRootCertFiles "${PWD}/organizations/peerOrganizations/evidencecustodian.example.com/peers/peer0.evidencecustodian.example.com/tls/ca.crt" \</text:p>
      <text:p text:style-name="Standard">--peerAddresses localhost:11051 \</text:p>
      <text:p text:style-name="Standard">--tlsRootCertFiles "${PWD}/organizations/peerOrganizations/forensicanalyst.example.com/peers/peer0.forensicanalyst.example.com/tls/ca.crt" \</text:p>
      <text:p text:style-name="Standard">--peerAddresses localhost:13051 \</text:p>
      <text:p text:style-name="Standard">--tlsRootCertFiles "${PWD}/organizations/peerOrganizations/prosecutor.example.com/peers/peer0.prosecutor.example.com/tls/ca.crt" \</text:p>
      <text:p text:style-name="Standard">--peerAddresses localhost:15051 \</text:p>
      <text:p text:style-name="Standard">--tlsRootCertFiles "${PWD}/organizations/peerOrganizations/courtroompersonnel.example.com/peers/peer0.courtroompersonnel.example.com/tls/ca.crt" \</text:p>
      <text:p text:style-name="Standard">-c '{"function":"InitLedger","Args":[]}'</text:p>
      <text:p text:style-name="P22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4:31:00.160430983</meta:creation-date>
    <dc:date>2025-06-26T00:51:39.748581748</dc:date>
    <meta:editing-duration>PT3H23M57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2" meta:paragraph-count="70" meta:word-count="196" meta:character-count="2943" meta:non-whitespace-character-count="2815"/>
  </office:meta>
</office:document-meta>
</file>